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230000023A4807758E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758cm" svg:height="13.863cm" svg:x="1.952cm" svg:y="3.329cm">
          <draw:image xlink:href="Pictures/10000001000004230000023A4807758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08T15:31:04.004952100</meta:creation-date>
    <dc:date>2025-11-08T15:31:50.361407200</dc:date>
    <meta:editing-duration>PT47S</meta:editing-duration>
    <meta:editing-cycles>2</meta:editing-cycles>
    <meta:generator>LibreOffice/25.8.2.2$Windows_X86_64 LibreOffice_project/d401f2107ccab8f924a8e2df40f573aab7605b6f</meta:generator>
    <meta:document-statistic meta:object-count="1"/>
  </office:meta>
</office:document-meta>
</file>